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a9b44" officeooo:paragraph-rsid="001a9b44"/>
    </style:style>
    <style:style style:name="P2" style:family="paragraph" style:parent-style-name="Standard">
      <style:text-properties officeooo:rsid="001ba968" officeooo:paragraph-rsid="001a9b44"/>
    </style:style>
    <style:style style:name="P3" style:family="paragraph" style:parent-style-name="Standard">
      <style:text-properties officeooo:rsid="001fd208" officeooo:paragraph-rsid="001a9b44"/>
    </style:style>
    <style:style style:name="P4" style:family="paragraph" style:parent-style-name="Standard">
      <style:text-properties officeooo:rsid="00232bd6" officeooo:paragraph-rsid="00232bd6"/>
    </style:style>
    <style:style style:name="T1" style:family="text">
      <style:text-properties officeooo:rsid="001ba968"/>
    </style:style>
    <style:style style:name="T2" style:family="text">
      <style:text-properties officeooo:rsid="001c795b"/>
    </style:style>
    <style:style style:name="T3" style:family="text">
      <style:text-properties officeooo:rsid="001e18a2"/>
    </style:style>
    <style:style style:name="T4" style:family="text">
      <style:text-properties officeooo:rsid="001fd208"/>
    </style:style>
    <style:style style:name="T5" style:family="text">
      <style:text-properties officeooo:rsid="00202247"/>
    </style:style>
    <style:style style:name="T6" style:family="text">
      <style:text-properties officeooo:rsid="00205723"/>
    </style:style>
    <style:style style:name="T7" style:family="text">
      <style:text-properties officeooo:rsid="0021c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iteradores se pueden configurar mediante algoritmos y eso es lo importante</text:p>
      <text:p text:style-name="P1">O y omega son peor y mejor caso</text:p>
      <text:p text:style-name="P1"><text:tab/>Para N iguales? El mejor caso es N=2 todos distintos (lineal)</text:p>
      <text:p text:style-name="P1"><text:tab/>idem utsupra pero constante = N</text:p>
      <text:p text:style-name="P1">El V o F</text:p>
      <text:p text:style-name="P1"><text:tab/>1. Complejidad de dos queues → V → es cte si los dos primeros son distintos. Segun el .size() que se define para todos los contenedores es evaluable en el punto cte y se actualiza. El .length() posee una complejidad cte por que cuenta cada vez que se llama.</text:p>
      <text:p text:style-name="P1"><text:tab/>2. V → las operaciones por el frente y atrás son de complejidad LOG según la tabla</text:p>
      <text:p text:style-name="P1"><text:tab/>3. V → Intercambia punteros (no pasa con los iteradores estáticos de C++) en tiempo constante.</text:p>
      <text:p text:style-name="P1"><text:tab/>4. <text:span text:style-name="T1">V → complejidad lineal</text:span></text:p>
      <text:p text:style-name="P2"><text:tab/>5. F → find() siempre es lineal, sin importar nada más (incluso que esté ordenado)</text:p>
      <text:p text:style-name="P1"><text:span text:style-name="T1"><text:tab/>6. </text:span><text:span text:style-name="T2">Insertar elementos en una deque es lineal por ende es costoso </text:span><text:span text:style-name="T3">debido a su reordenamiento.</text:span></text:p>
      <text:p text:style-name="P3"><text:tab/>7. complejidades :</text:p>
      <text:p text:style-name="P1"><text:tab/><text:tab/><text:span text:style-name="T4">N²</text:span></text:p>
      <text:p text:style-name="P1"><text:tab/><text:tab/><text:span text:style-name="T4">N</text:span></text:p>
      <text:p text:style-name="P1"><text:tab/><text:tab/><text:span text:style-name="T4">N</text:span></text:p>
      <text:p text:style-name="P1"><text:tab/><text:tab/><text:span text:style-name="T4">Cte</text:span></text:p>
      <text:p text:style-name="P1"><text:tab/><text:tab/><text:span text:style-name="T5">N</text:span></text:p>
      <text:p text:style-name="P1"><text:span text:style-name="T6"><text:tab/>8. </text:span><text:span text:style-name="T7">método push_front() en T cte pero se puede usar insert con complejidad lineal</text:span></text:p>
      <text:p text:style-name="P1"/>
      <text:p text:style-name="P1"><text:tab/><text:tab/></text:p>
      <text:p text:style-name="P4">El problema a escribir está en beecrowd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2T15:40:33.911657219</meta:creation-date>
    <dc:date>2025-05-22T16:07:49.460130460</dc:date>
    <meta:editing-duration>PT10M30S</meta:editing-duration>
    <meta:editing-cycles>12</meta:editing-cycles>
    <meta:generator>LibreOffice/25.2.3.2$Linux_X86_64 LibreOffice_project/520$Build-2</meta:generator>
    <meta:document-statistic meta:table-count="0" meta:image-count="0" meta:object-count="0" meta:page-count="1" meta:paragraph-count="20" meta:word-count="189" meta:character-count="1009" meta:non-whitespace-character-count="817"/>
  </office:meta>
</office:document-meta>
</file>